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actoryConfigurationRuleSet.setData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actoryConfigurationRuleSet.setToolConfiguration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FactoryConfigurationRuleSet.addRuleInstances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FactoryConfigurationRuleSet.setProperty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ttributeRule.begin( String namespace , String element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aValueInBodyRule.body( String namespace , String element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FactoryConfigurationRuleSet.setToolboxConfigurationClass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